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DEDB9BF88BB4A0A2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758cm, 4.128cm, 11.314cm, 0.689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05cm" svg:height="20.099cm" svg:x="0.992cm" svg:y="2.292cm">
          <draw:image xlink:href="Pictures/10000000000005E8000007E0DEDB9BF88BB4A0A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06T14:49:06.283298647</dc:date>
    <meta:editing-duration>PT3M37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